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 style:master-page-name="Standard">
      <style:paragraph-properties fo:margin-top="0.423cm" fo:margin-bottom="0.423cm" style:contextual-spacing="false" fo:line-height="100%" style:page-number="1"/>
    </style:style>
    <style:style style:name="T1" style:family="text">
      <style:text-properties officeooo:rsid="0007a318"/>
    </style:style>
    <style:style style:name="T2" style:family="text">
      <style:text-properties officeooo:rsid="0008e1d1"/>
    </style:style>
    <style:style style:name="T3" style:family="text">
      <style:text-properties officeooo:rsid="000a0875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officeooo:rsid="0007a318"/>
    </style:style>
    <style:style style:name="T6" style:family="text">
      <style:text-properties fo:color="#ff0000" loext:opacity="100%" officeooo:rsid="0008e1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Catcher in the Rye, <text:span text:style-name="T5">a novel</text:span><text:span text:style-name="T1"> written</text:span> by J.D. Salinger, is a <text:span text:style-name="T5">story</text:span> that explores the disillusionment and confusion <text:span text:style-name="T1">that come with</text:span> adolescence. The <text:span text:style-name="T5">tale</text:span> follows Holden Caulfield, a sixteen-year-old boy who has been expelled from his prep school. <text:span text:style-name="T5">Holden</text:span> decides to spend a few days in New York City before returning home. <text:span text:style-name="T1">During these days,</text:span> <text:span text:style-name="T1">he</text:span> grapples with themes such as alienation, innocence <text:span text:style-name="T5">and the loss thereof</text:span>, and the phoniness of the adult world.</text:p>
      <text:p text:style-name="P1"><text:span text:style-name="T5">The structure of the novel takes the form of</text:span><text:span text:style-name="T1"> a</text:span> series of loosely connected events, <text:span text:style-name="T5">which represent</text:span><text:span text:style-name="T4"> </text:span><text:span text:style-name="T5">varying aspects</text:span> of Holden's emotional and psychological state. From his encounters with prostitutes to his visit to a former teacher, Holden is constantly <text:span text:style-name="T5">looking</text:span> for a connection with someone or something that he can <text:span text:style-name="T1">put his trust in.</text:span> <text:span text:style-name="T5">Both disillusioned with the adult world and unable to connect to his peers, Holden slowly succumbs to alienation.</text:span></text:p>
      <text:p text:style-name="P1"><text:span text:style-name="T5">The theme of losing one’s innocence is key to the novel</text:span><text:span text:style-name="T4">.</text:span> Holden <text:span text:style-name="T5">views</text:span> the world as a corrupt and hypocritical place, and he <text:span text:style-name="T1">has trouble</text:span> <text:span text:style-name="T1">reconciling</text:span> his own ideals with the realities of the world <text:span text:style-name="T5">that surrounds him</text:span>. He <text:span text:style-name="T5">comes to see himself</text:span> as a protector of innocence, a "catcher in the rye" who wants to prevent <text:span text:style-name="T1">innocent</text:span> children from falling into <text:span text:style-name="T4">the </text:span><text:span text:style-name="T5">corrupt and phony world of adults.</text:span></text:p>
      <text:p text:style-name="P1"><text:span text:style-name="T1">A </text:span><text:span text:style-name="T5">second</text:span> <text:span text:style-name="T1">core</text:span> theme of the novel is the struggle for identity. Holden is <text:span text:style-name="T5">struggling</text:span> with the transition from adolescence to adulthood, and he is <text:span text:style-name="T1">deeply</text:span> unsure of who he is and <text:span text:style-name="T1">who</text:span> he wants to be. He rejects the conventional path <text:span text:style-name="T1">his peers pursue, that</text:span> of success and materialism, and instead seeks a more authentic way <text:span text:style-name="T1">to live</text:span>. However, <text:span text:style-name="T1">the boy’s</text:span> search for identity is complicated by his own <text:span text:style-name="T1">inner contradictions and inconsistencies. The pressure to conform to society and its expectations weighs heavy on him as well.</text:span></text:p>
      <text:p text:style-name="P1">The Catcher in the Rye has been <text:span text:style-name="T2">praised</text:span> as a <text:span text:style-name="T4">classic </text:span><text:span text:style-name="T6">American novel</text:span> for its <text:span text:style-name="T2">honest</text:span> portrayal of adolescent angst and its exploration of universal themes <text:span text:style-name="T2">like alienation and the search for one’s identity</text:span>. It has also been the subject of controversy, <text:span text:style-name="T2">as it features both profanity</text:span> <text:span text:style-name="T2">sexuality freely</text:span>. However, the novel's enduring popularity is a testament to its powerful portrayal of the confusion and disillusionment <text:span text:style-name="T2">common in youth</text:span>, and <text:span text:style-name="T2">speak to its ability</text:span> to resonate with readers of all ages and backgrounds.</text:p>
      <text:p text:style-name="normal">(<text:span text:style-name="T3">390</text:span>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1T23:14:47.648000000</dc:date>
    <meta:editing-duration>PT49M58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6" meta:word-count="392" meta:character-count="2329" meta:non-whitespace-character-count="1943"/>
  </office:meta>
</office:document-meta>
</file>